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svg:stroke-color="#6666f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fill="solid" draw:fill-color="#eeeeee" draw:textarea-vertical-align="middle"/>
    </style:style>
    <style:style style:name="gr6" style:family="graphic" style:parent-style-name="standard">
      <style:graphic-properties draw:fill="solid" draw:fill-color="#eeeee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149cm" svg:height="2.649cm" svg:x="3.08cm" svg:y="3.703cm">
          <text:p/>
        </draw:rect>
        <draw:line draw:style-name="gr2" draw:text-style-name="P1" draw:layer="layout" svg:x1="3.178cm" svg:y1="6.36cm" svg:x2="3.645cm" svg:y2="3.695cm">
          <text:p/>
        </draw:line>
        <draw:line draw:style-name="gr2" draw:text-style-name="P1" draw:layer="layout" svg:x1="3.479cm" svg:y1="6.361cm" svg:x2="3.946cm" svg:y2="3.696cm">
          <text:p/>
        </draw:line>
        <draw:line draw:style-name="gr2" draw:text-style-name="P1" draw:layer="layout" svg:x1="3.779cm" svg:y1="6.361cm" svg:x2="4.246cm" svg:y2="3.696cm">
          <text:p/>
        </draw:line>
        <draw:line draw:style-name="gr2" draw:text-style-name="P1" draw:layer="layout" svg:x1="4.079cm" svg:y1="6.361cm" svg:x2="4.546cm" svg:y2="3.696cm">
          <text:p/>
        </draw:line>
        <draw:line draw:style-name="gr2" draw:text-style-name="P1" draw:layer="layout" svg:x1="4.379cm" svg:y1="6.361cm" svg:x2="4.846cm" svg:y2="3.696cm">
          <text:p/>
        </draw:line>
        <draw:line draw:style-name="gr2" draw:text-style-name="P1" draw:layer="layout" svg:x1="4.679cm" svg:y1="6.361cm" svg:x2="5.146cm" svg:y2="3.696cm">
          <text:p/>
        </draw:line>
        <draw:line draw:style-name="gr2" draw:text-style-name="P1" draw:layer="layout" svg:x1="3.08cm" svg:y1="5.213cm" svg:x2="3.346cm" svg:y2="3.696cm">
          <text:p/>
        </draw:line>
        <draw:line draw:style-name="gr2" draw:text-style-name="P1" draw:layer="layout" svg:x1="4.979cm" svg:y1="6.361cm" svg:x2="5.446cm" svg:y2="3.696cm">
          <text:p/>
        </draw:line>
        <draw:rect draw:style-name="gr1" draw:text-style-name="P1" draw:layer="layout" svg:width="0.538cm" svg:height="5.567cm" svg:x="5.229cm" svg:y="2.321cm">
          <text:p/>
        </draw:rect>
        <draw:frame draw:style-name="gr3" draw:layer="layout" svg:width="5.197cm" svg:height="0.962cm" svg:x="2.222cm" svg:y="8.198cm">
          <draw:text-box>
            <text:p>N-type Bulkhead</text:p>
          </draw:text-box>
        </draw:frame>
        <draw:path draw:style-name="gr4" draw:text-style-name="P1" draw:layer="layout" svg:width="2.952cm" svg:height="1.91cm" svg:x="6.219cm" svg:y="5.116cm" svg:viewBox="0 0 2953 1911" svg:d="m0 33c41 46 2066-439 1953 1191-71 1024-1400 786-1424 47s448-1214 2424-1214">
          <text:p/>
        </draw:path>
        <draw:rect draw:style-name="gr1" draw:text-style-name="P1" draw:layer="layout" svg:width="0.667cm" svg:height="0.643cm" svg:x="8.62cm" svg:y="4.815cm">
          <text:p/>
        </draw:rect>
        <draw:rect draw:style-name="gr1" draw:text-style-name="P1" draw:layer="layout" svg:width="0.667cm" svg:height="0.643cm" svg:x="5.772cm" svg:y="4.816cm">
          <text:p/>
        </draw:rect>
        <draw:rect draw:style-name="gr5" draw:text-style-name="P1" draw:layer="layout" svg:width="3.488cm" svg:height="3.319cm" svg:x="16.208cm" svg:y="3.544cm">
          <text:p text:style-name="P1">Amplite</text:p>
        </draw:rect>
        <draw:rect draw:style-name="gr5" draw:text-style-name="P2" draw:layer="layout" svg:width="2.367cm" svg:height="0.824cm" svg:x="13.237cm" svg:y="4.802cm">
          <text:p text:style-name="P1"><text:span text:style-name="T1">Attenuator</text:span></text:p>
        </draw:rect>
        <draw:rect draw:style-name="gr5" draw:text-style-name="P1" draw:layer="layout" svg:width="3.488cm" svg:height="1.796cm" svg:x="9.302cm" svg:y="4.275cm">
          <text:p text:style-name="P1">Bias-tee</text:p>
        </draw:rect>
        <draw:g>
          <draw:rect draw:style-name="gr1" draw:text-style-name="P1" draw:layer="layout" svg:width="0.612cm" svg:height="0.526cm" svg:x="20.908cm" svg:y="5.009cm">
            <text:p/>
          </draw:rect>
          <draw:line draw:style-name="gr2" draw:text-style-name="P1" draw:layer="layout" svg:x1="21.492cm" svg:y1="5.537cm" svg:x2="21.359cm" svg:y2="5.007cm">
            <text:p/>
          </draw:line>
          <draw:line draw:style-name="gr2" draw:text-style-name="P1" draw:layer="layout" svg:x1="21.406cm" svg:y1="5.537cm" svg:x2="21.273cm" svg:y2="5.007cm">
            <text:p/>
          </draw:line>
          <draw:line draw:style-name="gr2" draw:text-style-name="P1" draw:layer="layout" svg:x1="21.321cm" svg:y1="5.537cm" svg:x2="21.188cm" svg:y2="5.007cm">
            <text:p/>
          </draw:line>
          <draw:line draw:style-name="gr2" draw:text-style-name="P1" draw:layer="layout" svg:x1="21.236cm" svg:y1="5.537cm" svg:x2="21.103cm" svg:y2="5.007cm">
            <text:p/>
          </draw:line>
          <draw:line draw:style-name="gr2" draw:text-style-name="P1" draw:layer="layout" svg:x1="21.15cm" svg:y1="5.537cm" svg:x2="21.017cm" svg:y2="5.007cm">
            <text:p/>
          </draw:line>
          <draw:line draw:style-name="gr2" draw:text-style-name="P1" draw:layer="layout" svg:x1="21.065cm" svg:y1="5.537cm" svg:x2="20.932cm" svg:y2="5.007cm">
            <text:p/>
          </draw:line>
          <draw:line draw:style-name="gr2" draw:text-style-name="P1" draw:layer="layout" svg:x1="21.52cm" svg:y1="5.309cm" svg:x2="21.444cm" svg:y2="5.007cm">
            <text:p/>
          </draw:line>
        </draw:g>
        <draw:rect draw:style-name="gr1" draw:text-style-name="P1" draw:layer="layout" svg:width="0.538cm" svg:height="1.312cm" svg:x="20.37cm" svg:y="4.57cm">
          <text:p/>
        </draw:rect>
        <draw:rect draw:style-name="gr1" draw:text-style-name="P1" draw:layer="layout" svg:width="0.667cm" svg:height="0.643cm" svg:x="19.698cm" svg:y="4.954cm">
          <text:p/>
        </draw:rect>
        <draw:frame draw:style-name="gr3" draw:layer="layout" svg:width="4.668cm" svg:height="0.962cm" svg:x="20.083cm" svg:y="3.298cm">
          <draw:text-box>
            <text:p>SMA-bulkhead</text:p>
          </draw:text-box>
        </draw:frame>
        <draw:frame draw:style-name="gr3" draw:text-style-name="P3" draw:layer="layout" svg:width="3.956cm" svg:height="1.191cm" svg:x="5.911cm" svg:y="2.749cm">
          <draw:text-box>
            <text:p><text:span text:style-name="T1">Mini-circuits 2”</text:span></text:p>
            <text:p><text:span text:style-name="T1">SMA coaxial cable</text:span></text:p>
          </draw:text-box>
        </draw:frame>
        <draw:rect draw:style-name="gr6" draw:text-style-name="P1" draw:layer="layout" svg:width="0.423cm" svg:height="0.254cm" svg:x="12.819cm" svg:y="5.034cm">
          <text:p/>
        </draw:rect>
        <draw:rect draw:style-name="gr6" draw:text-style-name="P1" draw:layer="layout" svg:width="0.612cm" svg:height="0.254cm" svg:x="15.61cm" svg:y="5.055cm">
          <text:p/>
        </draw:rect>
        <draw:line draw:style-name="gr7" draw:text-style-name="P1" draw:layer="layout" svg:x1="22.042cm" svg:y1="5.241cm" svg:x2="25.136cm" svg:y2="5.241cm">
          <text:p/>
        </draw:line>
        <draw:frame draw:style-name="gr3" draw:layer="layout" svg:width="4.35cm" svg:height="0.962cm" svg:x="21.787cm" svg:y="5.336cm">
          <draw:text-box>
            <text:p>To Instrument</text:p>
          </draw:text-box>
        </draw:frame>
        <draw:line draw:style-name="gr7" draw:text-style-name="P1" draw:layer="layout" svg:x1="2.911cm" svg:y1="5.014cm" svg:x2="0.381cm" svg:y2="4.998cm">
          <text:p/>
        </draw:line>
        <draw:frame draw:style-name="gr3" draw:text-style-name="P1" draw:layer="layout" svg:width="2.868cm" svg:height="1.673cm" svg:x="0cm" svg:y="5.094cm">
          <draw:text-box>
            <text:p text:style-name="P1">To </text:p>
            <text:p text:style-name="P1">Antenna</text:p>
          </draw:text-box>
        </draw:frame>
        <draw:frame draw:style-name="gr8" draw:layer="layout" svg:width="6.962cm" svg:height="0.962cm" svg:x="10.213cm" svg:y="1.537cm">
          <draw:text-box>
            <text:p>Single iRFCM Chann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13T17:04:38</meta:creation-date>
    <dc:date>2017-02-13T17:15:09</dc:date>
    <dc:creator>Ben Rotter</dc:creator>
    <meta:editing-duration>PT10M32S</meta:editing-duration>
    <meta:editing-cycles>1</meta:editing-cycles>
    <meta:document-statistic meta:object-count="37"/>
    <meta:generator>OpenOffice/4.0.0$Unix OpenOffice.org_project/400m3$Build-9702</meta:generator>
  </office:meta>
</office:document-meta>
</file>